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8.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9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d1b1d" style:text-line-through-style="none" style:font-name="Arial1" fo:font-size="9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d1b1d" style:text-line-through-style="none" style:text-underline-style="none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7" style:family="paragraph" style:parent-style-name="Text_20_body">
      <style:paragraph-properties fo:margin-top="0cm" fo:margin-bottom="0cm" fo:line-height="138%" fo:padding="0cm" fo:border="none" style:writing-mode="lr-tb"/>
      <style:text-properties fo:font-variant="normal" fo:text-transform="none" fo:color="#1d1b1d" style:text-line-through-style="none" style:text-underline-style="none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fo:padding="0cm" fo:border="none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8.5pt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9pt" fo:font-style="normal" style:text-underline-style="none" style:text-blinking="false" fo:background-color="transparent"/>
    </style:style>
    <style:style style:name="T3" style:family="text">
      <style:text-properties style:font-name="Arial1" fo:font-size="9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6e8c7ca2-7fff-4911-20ab-9f15f8626b52"/>1) Aprire nuovo terminale, cd NomeCartella</text:p>
      <text:p text:style-name="Text_20_body"/>
      <text:p text:style-name="P1">2) lanciare comando php artisan make:migration create_pasta_table</text:p>
      <text:p text:style-name="Text_20_body"/>
      <text:p text:style-name="P6"><text:span text:style-name="T1">3) </text:span><text:span text:style-name="T2">Nella create_pasta_table (database →  migrations) inserire struttura delle tabelle:</text:span></text:p>
      <text:p text:style-name="Text_20_body"/>
      <text:p text:style-name="P4">public function up()</text:p>
      <text:p text:style-name="P5">    <text:span text:style-name="T3">{</text:span></text:p>
      <text:p text:style-name="P5">        <text:span text:style-name="T3">Schema::create('pasta', function (Blueprint $table) {</text:span></text:p>
      <text:p text:style-name="Text_20_body"/>
      <text:p text:style-name="P5">            <text:span text:style-name="T3">$table-&gt;id();</text:span></text:p>
      <text:p text:style-name="Text_20_body"/>
      <text:p text:style-name="P5">            <text:span text:style-name="T3">$table-&gt;string('src');</text:span></text:p>
      <text:p text:style-name="P5">            <text:span text:style-name="T3">$table-&gt;string('titolo');</text:span></text:p>
      <text:p text:style-name="P5">            <text:span text:style-name="T3">$table-&gt;string('tipo');</text:span></text:p>
      <text:p text:style-name="P5">            <text:span text:style-name="T3">$table-&gt;string('cottura');</text:span></text:p>
      <text:p text:style-name="P5">            <text:span text:style-name="T3">$table-&gt;string('peso');</text:span></text:p>
      <text:p text:style-name="P5">            <text:span text:style-name="T3">$table-&gt;text('descrizione');</text:span></text:p>
      <text:p text:style-name="Text_20_body"/>
      <text:p text:style-name="P5">            <text:span text:style-name="T3">$table-&gt;timestamps();</text:span></text:p>
      <text:p text:style-name="P5">        <text:span text:style-name="T3">});</text:span></text:p>
      <text:p text:style-name="P5">    <text:span text:style-name="T3">}</text:span></text:p>
      <text:p text:style-name="Text_20_body"/>
      <text:p text:style-name="P5">    <text:span text:style-name="T3">/**</text:span></text:p>
      <text:p text:style-name="P5">     <text:span text:style-name="T3">* Reverse the migrations.</text:span></text:p>
      <text:p text:style-name="P5">     <text:span text:style-name="T3">*</text:span></text:p>
      <text:p text:style-name="P5">     <text:span text:style-name="T3">* @return void</text:span></text:p>
      <text:p text:style-name="P5">     <text:span text:style-name="T3">*/</text:span></text:p>
      <text:p text:style-name="P5">    <text:span text:style-name="T3">public function down()</text:span></text:p>
      <text:p text:style-name="P5">    <text:span text:style-name="T3">{</text:span></text:p>
      <text:p text:style-name="P5">        <text:span text:style-name="T3">Schema::dropIfExists('pasta');</text:span></text:p>
      <text:p text:style-name="P5">    <text:span text:style-name="T3">}</text:span></text:p>
      <text:p text:style-name="Text_20_body"/>
      <text:p text:style-name="P2">4) nel file .env modificare secondo le proprie impostazioni i dati: </text:p>
      <text:p text:style-name="P2">DB_PORT=8889</text:p>
      <text:p text:style-name="P2">DB_DATABASE=PastaDB</text:p>
      <text:p text:style-name="P2">DB_USERNAME=root</text:p>
      <text:p text:style-name="P2">DB_PASSWORD=YES</text:p>
      <text:p text:style-name="Text_20_body"/>
      <text:p text:style-name="P2">5) lanciare il comando php artisan migrate:fresh</text:p>
      <text:p text:style-name="Text_20_body"><text:soft-page-break/></text:p>
      <text:p text:style-name="P2">6) php artisan make:model Pasta</text:p>
      <text:p text:style-name="Text_20_body"/>
      <text:p text:style-name="P2">7) nel file Pasta all’interno della cartella app,   inserire protected $table = "pasta";    tra le parentesi.</text:p>
      <text:p text:style-name="Text_20_body"/>
      <text:p text:style-name="P2">8) In console.php (routes) inserisco in alto:</text:p>
      <text:p text:style-name="Text_20_body"/>
      <text:p text:style-name="P2">use App\Pasta;</text:p>
      <text:p text:style-name="Text_20_body"/>
      <text:p text:style-name="P2">e in basso:</text:p>
      <text:p text:style-name="Text_20_body"/>
      <text:p text:style-name="P4">Artisan::command('fillPastaDB', function() {</text:p>
      <text:p text:style-name="Text_20_body"/>
      <text:p text:style-name="P5">    <text:span text:style-name="T3">$cards = config('pasta');</text:span></text:p>
      <text:p text:style-name="Text_20_body"/>
      <text:p text:style-name="P5">    <text:span text:style-name="T3">foreach ($cards as $card) {</text:span></text:p>
      <text:p text:style-name="Text_20_body"/>
      <text:p text:style-name="P5">      <text:span text:style-name="T3">$pasta = new Pasta;</text:span></text:p>
      <text:p text:style-name="Text_20_body"/>
      <text:p text:style-name="P5">      <text:span text:style-name="T3">$pasta -&gt; src = $card['src'];</text:span></text:p>
      <text:p text:style-name="P5">      <text:span text:style-name="T3">$pasta -&gt; titolo = $card['titolo'];</text:span></text:p>
      <text:p text:style-name="P5">      <text:span text:style-name="T3">$pasta -&gt; tipo = $card['tipo'];</text:span></text:p>
      <text:p text:style-name="P5">      <text:span text:style-name="T3">$pasta -&gt; cottura = $card['cottura'];</text:span></text:p>
      <text:p text:style-name="P5">      <text:span text:style-name="T3">$pasta -&gt; peso = $card['peso'];</text:span></text:p>
      <text:p text:style-name="P5">      <text:span text:style-name="T3">$pasta -&gt; descrizione = $card['descrizione'];</text:span></text:p>
      <text:p text:style-name="Text_20_body"/>
      <text:p text:style-name="P5">      <text:span text:style-name="T3">$pasta -&gt; save();</text:span></text:p>
      <text:p text:style-name="P5">    <text:span text:style-name="T3">}</text:span></text:p>
      <text:p text:style-name="P4">})-&gt;describe('Fill db pasta from config data');</text:p>
      <text:p text:style-name="Text_20_body"/>
      <text:p text:style-name="P4">9) lanciare comando php artisan fillPastaDB</text:p>
      <text:p text:style-name="Text_20_body"/>
      <text:p text:style-name="P4">10)  lanciare comando php artisan make:controller PastaController</text:p>
      <text:p text:style-name="Text_20_body"/>
      <text:p text:style-name="P4">11) Nel file PastaController.php (app → Http → Controllers) modificare come segue:</text:p>
      <text:p text:style-name="Text_20_body"/>
      <text:p text:style-name="P7"><text:soft-page-break/><draw:frame draw:style-name="fr1" draw:name="immagini1" text:anchor-type="as-char" svg:width="10.716cm" svg:height="14.182cm" draw:z-index="0"><draw:image xlink:href="https://lh4.googleusercontent.com/B7koj346knDCEXBphL9g3oHD3xIIxNJXO29oxIp17SmMIlOEXaZvMeJu-tV4MeR3o6r05m11yqUDf2euEda0xBvAJyLPt-LNyI-U6t8x3bFl_XB3P6IpSULbRMo8VzWunyo9_9_k" xlink:type="simple" xlink:show="embed" xlink:actuate="onLoad"/></draw:frame></text:p>
      <text:p text:style-name="Text_20_body"/>
      <text:p text:style-name="P3">12) Infine modificare web.php</text:p>
      <text:p text:style-name="Text_20_body"/>
      <text:p text:style-name="P8"><draw:frame draw:style-name="fr1" draw:name="immagini2" text:anchor-type="as-char" svg:width="15.928cm" svg:height="6.985cm" draw:z-index="1"><draw:image xlink:href="https://lh5.googleusercontent.com/pWirpmFdg_ZflL8Pbue1VK_Tl1eFIOhWynBlPfr_dIXm8_zTI6yAGP46WCL8bS0KwatgZNvV2Z7mGoSnJ-vKNP1XlPgga2DgLBwKkK5Rsw2Pnt0q1VQ8uELjepHBltjZBvZtZDfj" xlink:type="simple" xlink:show="embed" xlink:actuate="onLoad"/></draw:frame></text:p>
      <text:p text:style-name="Text_20_body"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6-15T17:22:51.72</meta:creation-date>
    <meta:document-statistic meta:table-count="0" meta:image-count="2" meta:object-count="0" meta:page-count="3" meta:paragraph-count="56" meta:word-count="197" meta:character-count="1773"/>
    <dc:date>2020-06-15T17:35:00.11</dc:date>
    <meta:editing-duration>PT12M14S</meta:editing-duration>
    <meta:editing-cycles>1</meta:editing-cycles>
    <meta:generator>OpenOffice/4.1.1$Win32 OpenOffice.org_project/411m6$Build-9775</meta:generator>
  </office:meta>
</office:document-meta>
</file>